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2372f0" officeooo:paragraph-rsid="002372f0" style:font-size-asian="24pt" style:font-size-complex="24pt"/>
    </style:style>
    <style:style style:name="P4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06bb" officeooo:paragraph-rsid="0024757a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4757a" officeooo:paragraph-rsid="0024757a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525dc" officeooo:paragraph-rsid="002525dc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2525dc" officeooo:paragraph-rsid="002525d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66807" officeooo:paragraph-rsid="00266807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6be1d" officeooo:paragraph-rsid="0026be1d" style:font-size-asian="12.25pt" style:font-size-complex="14pt"/>
    </style:style>
    <style:style style:name="T1" style:family="text">
      <style:text-properties officeooo:rsid="002372f0"/>
    </style:style>
    <style:style style:name="T2" style:family="text">
      <style:text-properties officeooo:rsid="0024757a"/>
    </style:style>
    <style:style style:name="T3" style:family="text">
      <style:text-properties officeooo:rsid="0028ba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date style:data-style-name="N37" text:date-value="2026-04-22T16:31:13.216373892">04/22/26</text:date></text:p>
      <text:p text:style-name="P2">Math <text:span text:style-name="T1">6</text:span>099 – Colloquium </text:p>
      <text:p text:style-name="P3">Spring 2026</text:p>
      <text:p text:style-name="P1"/>
      <text:p text:style-name="P5">Fully Convolutional Spatiotemporal Learning for Microstructure Evolution Prediction</text:p>
      <text:p text:style-name="P5"/>
      <text:p text:style-name="P5">SPEAKER: MICHAEL TRIMBOLI</text:p>
      <text:p text:style-name="P7"><text:span text:style-name="T2">Supervisor: Dr. Xianqi Li</text:span></text:p>
      <text:p text:style-name="P7"/>
      <text:p text:style-name="P7">Reflection by Paul Carmody</text:p>
      <text:p text:style-name="P6"/>
      <text:p text:style-name="P8">Operations Research Program</text:p>
      <text:p text:style-name="P8"/>
      <text:p text:style-name="P9">Microstructure evolution: effect by physical, mechanical, and chemical changes.</text:p>
      <text:p text:style-name="P9"/>
      <text:p text:style-name="P9">Key mechanisms:</text:p>
      <text:list text:style-name="L1">
        <text:list-item>
          <text:p text:style-name="P10">Grain growth</text:p>
        </text:list-item>
        <text:list-item>
          <text:p text:style-name="P10">spinodal decomposition</text:p>
        </text:list-item>
        <text:list-item>
          <text:p text:style-name="P10">phase coursening</text:p>
        </text:list-item>
      </text:list>
      <text:p text:style-name="P9"/>
      <text:p text:style-name="P9">Why is it important to study? <text:s/>Structure effects fundamental physical attributes (i.e., conductivity, insulation, viscosity, etc.).</text:p>
      <text:p text:style-name="P9"/>
      <text:p text:style-name="P11">Requires solving large PDE needing high performance computing resources.</text:p>
      <text:p text:style-name="P11"/>
      <text:p text:style-name="P12">I’m finding this talk to be very well constructed and presented. <text:s/><text:span text:style-name="T3">He</text:span> is informative and knowledgeable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4-22T16:31:13.105623989</dc:date>
    <meta:editing-duration>PT24M8S</meta:editing-duration>
    <meta:editing-cycles>10</meta:editing-cycles>
    <meta:document-statistic meta:table-count="0" meta:image-count="0" meta:object-count="0" meta:page-count="1" meta:paragraph-count="16" meta:word-count="89" meta:character-count="682" meta:non-whitespace-character-count="606"/>
  </office:meta>
</office:document-meta>
</file>